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ebaef"/>
    </style:style>
    <style:style style:name="P2" style:family="paragraph" style:parent-style-name="Standard">
      <style:text-properties officeooo:rsid="001ebaef" officeooo:paragraph-rsid="001ebaef"/>
    </style:style>
    <style:style style:name="P3" style:family="paragraph" style:parent-style-name="Standard">
      <style:paragraph-properties fo:text-align="end" style:justify-single-word="false"/>
      <style:text-properties officeooo:rsid="001ebaef" officeooo:paragraph-rsid="001ebaef"/>
    </style:style>
    <style:style style:name="T1" style:family="text">
      <style:text-properties officeooo:rsid="001ebae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Programme 1 (caractères) :</text:span></text:p>
      <text:p text:style-name="P1"/>
      <text:p text:style-name="P1">a = input("Mot 1 : ")</text:p>
      <text:p text:style-name="Standard">b = input("Mot 2 : ")</text:p>
      <text:p text:style-name="Standard">c = input("Mot 3 : ")</text:p>
      <text:p text:style-name="Standard"/>
      <text:p text:style-name="Standard"/>
      <text:p text:style-name="Standard">if a &lt; b:</text:p>
      <text:p text:style-name="Standard"><text:s text:c="4"/>if a &lt; c:</text:p>
      <text:p text:style-name="Standard"><text:s text:c="8"/>if b &lt; c:</text:p>
      <text:p text:style-name="Standard"><text:s text:c="12"/>print(a, b, c)</text:p>
      <text:p text:style-name="Standard"><text:s text:c="8"/>else:</text:p>
      <text:p text:style-name="Standard"><text:s text:c="12"/>print(a, c, b)</text:p>
      <text:p text:style-name="Standard"><text:s text:c="4"/>else:</text:p>
      <text:p text:style-name="Standard"><text:s text:c="8"/>print(c, a, b)</text:p>
      <text:p text:style-name="Standard">else:</text:p>
      <text:p text:style-name="Standard"><text:s text:c="4"/>if b &lt; c:</text:p>
      <text:p text:style-name="Standard"><text:s text:c="8"/>if a &lt; c:</text:p>
      <text:p text:style-name="Standard"><text:s text:c="12"/>print(b, a, c)</text:p>
      <text:p text:style-name="Standard"><text:s text:c="8"/>else:</text:p>
      <text:p text:style-name="Standard"><text:s text:c="12"/>print(b, c, a)</text:p>
      <text:p text:style-name="Standard"><text:s text:c="4"/>else:</text:p>
      <text:p text:style-name="Standard"><text:s text:c="8"/>print(c, b, a)</text:p>
      <text:p text:style-name="Standard"/>
      <text:p text:style-name="Standard"/>
      <text:p text:style-name="P2">Programme 2 (nombres) :</text:p>
      <text:p text:style-name="P2"/>
      <text:p text:style-name="Standard">d = int(input("Nombre 1 : "))</text:p>
      <text:p text:style-name="Standard">e = int(input("Nombre 2 : "))</text:p>
      <text:p text:style-name="Standard">f = int(input("Nombre 3 : "))</text:p>
      <text:p text:style-name="Standard"/>
      <text:p text:style-name="Standard"/>
      <text:p text:style-name="Standard">if d &lt; e:</text:p>
      <text:p text:style-name="Standard"><text:s text:c="4"/>if d &lt; f:</text:p>
      <text:p text:style-name="Standard"><text:s text:c="8"/>if e &lt; c:</text:p>
      <text:p text:style-name="Standard"><text:s text:c="12"/>print(d, e, f)</text:p>
      <text:p text:style-name="Standard"><text:s text:c="8"/>else:</text:p>
      <text:p text:style-name="Standard"><text:s text:c="12"/>print(d, f, e)</text:p>
      <text:p text:style-name="Standard"><text:s text:c="4"/>else:</text:p>
      <text:p text:style-name="Standard"><text:s text:c="8"/>print(f, d, e)</text:p>
      <text:p text:style-name="Standard">else:</text:p>
      <text:p text:style-name="Standard"><text:s text:c="4"/>if e &lt; f:</text:p>
      <text:p text:style-name="Standard"><text:s text:c="8"/>if d &lt; f:</text:p>
      <text:p text:style-name="Standard"><text:s text:c="12"/>print(e, d, f)</text:p>
      <text:p text:style-name="Standard"><text:s text:c="8"/>else:</text:p>
      <text:p text:style-name="Standard"><text:s text:c="12"/>print(e, f, d)</text:p>
      <text:p text:style-name="Standard"><text:s text:c="4"/>else:</text:p>
      <text:p text:style-name="Standard"><text:s text:c="8"/>print(f, e, d)</text:p>
      <text:p text:style-name="Standard"/>
      <text:p text:style-name="P3"/>
      <text:p text:style-name="P3"/>
      <text:p text:style-name="P3">Dimitri L’HOSTIS grp 169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4T12:49:43.811906914</meta:creation-date>
    <dc:date>2023-10-14T12:51:33.278882745</dc:date>
    <meta:editing-duration>PT1M49S</meta:editing-duration>
    <meta:editing-cycles>1</meta:editing-cycles>
    <meta:document-statistic meta:table-count="0" meta:image-count="0" meta:object-count="0" meta:page-count="1" meta:paragraph-count="41" meta:word-count="134" meta:character-count="755" meta:non-whitespace-character-count="438"/>
    <meta:generator>LibreOffice/7.3.7.2$Linux_X86_64 LibreOffice_project/30$Build-2</meta:generator>
  </office:meta>
</office:document-meta>
</file>